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0.455cm" fo:min-width="3.74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172cm" fo:min-width="3.74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171cm" fo:min-width="3.74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17cm" fo:min-width="3.74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453cm" fo:min-width="3.74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174cm" fo:min-width="3.74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 fo:min-height="0.534cm" fo:min-width="3.5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22cm" fo:min-width="3.5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221cm" fo:min-width="3.5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219cm" fo:min-width="3.5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3.5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199cm" fo:min-width="3.5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2cm" fo:min-width="3.5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.671cm" fo:min-width="9.25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24cm" svg:height="0.705cm" svg:x="5.755cm" svg:y="4.658cm">
          <text:p text:style-name="P1">Coach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5.755cm" svg:y="5.363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5.755cm" svg:y="5.332cm">
          <text:p text:style-name="P1">String nat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5.755cm" svg:y="5.838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4cm" svg:height="0.705cm" svg:x="1.25cm" svg:y="4.658cm">
          <text:p text:style-name="P1">Joueu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.25cm" svg:y="5.363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.25cm" svg:y="5.78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.25cm" svg:y="5.363cm">
          <text:p text:style-name="P1">String nat 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.25cm" svg:y="5.785cm">
          <text:p text:style-name="P1">Float k/d ;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4cm" svg:height="0.42cm" svg:x="1.25cm" svg:y="6.158cm">
          <text:p text:style-name="P1">Float cashprize ;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4cm" svg:height="0.703cm" svg:x="1.25cm" svg:y="1.547cm">
          <text:p text:style-name="P1">Personn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24cm" svg:height="0.424cm" svg:x="1.25cm" svg:y="2.37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4cm" svg:height="0.42cm" svg:x="1.25cm" svg:y="2.799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24cm" svg:height="0.424cm" svg:x="1.25cm" svg:y="2.375cm">
          <text:p text:style-name="P1">String pseudo ;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4cm" svg:height="0.42cm" svg:x="1.25cm" svg:y="2.799cm">
          <text:p text:style-name="P1">Int age 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4cm" svg:height="0.705cm" svg:x="10.26cm" svg:y="4.65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5.363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0.26cm" svg:y="5.78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6.206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5.363cm">
          <text:p text:style-name="P1">String email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0.26cm" svg:y="5.785cm">
          <text:p text:style-name="P1">String password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6.206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.25cm" svg:y="6.578cm">
          <text:p text:style-name="P1">Int id ;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.84cm" svg:y1="3.29cm" svg:x2="2.84cm" svg:y2="4.588cm">
          <text:p/>
        </draw:line>
        <draw:line draw:style-name="gr8" draw:text-style-name="P4" draw:layer="layout" svg:x1="3.635cm" svg:y1="3.29cm" svg:x2="6.815cm" svg:y2="4.588cm">
          <text:p/>
        </draw:line>
        <draw:line draw:style-name="gr9" draw:text-style-name="P4" draw:layer="layout" svg:x1="4.96cm" svg:y1="3.29cm" svg:x2="11.32cm" svg:y2="4.588cm">
          <text:p/>
        </draw:line>
        <draw:custom-shape draw:style-name="gr10" draw:text-style-name="P2" draw:layer="layout" svg:width="4cm" svg:height="0.784cm" svg:x="1.25cm" svg:y="8cm">
          <text:p text:style-name="P1">Equip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1.25cm" svg:y="8.784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1.25cm" svg:y="9.254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9.72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1.25cm" svg:y="8.784cm">
          <text:p text:style-name="P1">Int coach ;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1.25cm" svg:y="9.254cm">
          <text:p text:style-name="P1"> Joueur joueur[5]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9.725cm">
          <text:p text:style-name="P1">String nom 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10.138cm">
          <text:p text:style-name="P1">Float cashprize 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10.607cm">
          <text:p text:style-name="P1">String nat 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.25cm" svg:y="11.099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cm" svg:height="0.784cm" svg:x="5.75cm" svg:y="8cm">
          <text:p text:style-name="P1">Match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5.75cm" svg:y="8.784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5.75cm" svg:y="9.254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5.75cm" svg:y="9.72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5.75cm" svg:y="8.784cm">
          <text:p text:style-name="P1">Equipe eq1 ;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5.75cm" svg:y="9.254cm">
          <text:p text:style-name="P1"> Equipe eq2 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5.75cm" svg:y="9.725cm">
          <text:p text:style-name="P1">Tournois tour 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5.75cm" svg:y="10.138cm">
          <text:p text:style-name="P1">String date ;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5.75cm" svg:y="10.629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cm" svg:height="0.784cm" svg:x="10.25cm" svg:y="8cm">
          <text:p text:style-name="P1">Tournois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10.25cm" svg:y="8.784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0.25cm" svg:y="9.25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cm" svg:height="0.471cm" svg:x="10.25cm" svg:y="8.784cm">
          <text:p text:style-name="P1"> String date_start ;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cm" svg:height="0.469cm" svg:x="10.25cm" svg:y="9.255cm">
          <text:p text:style-name="P1">Float cashprize ;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10.25cm" svg:y="10.28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cm" svg:height="0.75cm" svg:x="1.25cm" svg:y="12.146cm">
          <text:p text:style-name="P1">Paris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2.896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cm" svg:height="0.45cm" svg:x="1.25cm" svg:y="13.34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3.795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2.896cm">
          <text:p text:style-name="P1">Float valeur;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4cm" svg:height="0.45cm" svg:x="1.25cm" svg:y="13.345cm">
          <text:p text:style-name="P1">Float cote ;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3.795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cm" svg:height="0.75cm" svg:x="5.5cm" svg:y="16.098cm">
          <text:p text:style-name="P1">ParisResult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5.5cm" svg:y="16.848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5.5cm" svg:y="16.813cm">
          <text:p text:style-name="P1">result;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5.5cm" svg:y="17.352cm">
          <text:p text:style-name="P1">equipe ;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cm" svg:height="0.75cm" svg:x="1.25cm" svg:y="16.098cm">
          <text:p text:style-name="P1">ParisScore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6.848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7.298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6.848cm">
          <text:p text:style-name="P1">Int score1;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7.298cm">
          <text:p text:style-name="P1">Int score2 ;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2cm" svg:y1="14.319cm" svg:x2="2cm" svg:y2="16.097cm">
          <text:p/>
        </draw:line>
        <draw:line draw:style-name="gr18" draw:text-style-name="P4" draw:layer="layout" svg:x1="3.75cm" svg:y1="14.319cm" svg:x2="6.5cm" svg:y2="16.097cm">
          <text:p/>
        </draw:line>
        <draw:custom-shape draw:style-name="gr1" draw:text-style-name="P2" draw:layer="layout" svg:width="4.24cm" svg:height="0.705cm" svg:x="10.26cm" svg:y="4.65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5.363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0.26cm" svg:y="5.785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6.206cm">
          <text:p text:style-name="P1">Float voidCoin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5.363cm">
          <text:p text:style-name="P1">String email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4cm" svg:height="0.421cm" svg:x="10.26cm" svg:y="5.785cm">
          <text:p text:style-name="P1">String password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0.26cm" svg:y="6.68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0.47cm" svg:x="10.25cm" svg:y="9.78cm">
          <text:p text:style-name="P1">String nom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4cm" svg:height="0.422cm" svg:x="1.25cm" svg:y="7cm">
          <text:p text:style-name="P1">String pseudo ;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cm" svg:height="0.449cm" svg:x="1.25cm" svg:y="17.801cm">
          <text:p text:style-name="P1">IsValid() ;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9.75cm" svg:height="1.921cm" svg:x="9.5cm" svg:y="1.329cm">
          <text:p text:style-name="P1">Toute ces class possède une méthode __construct() et __toString()</text:p>
          <draw:enhanced-geometry svg:viewBox="0 0 21600 21600" draw:type="rectangle" draw:enhanced-path="M 0 0 L 21600 0 21600 21600 0 21600 0 0 Z N"/>
        </draw:custom-shape>
      </draw:page>
      <draw:page draw:name="page2" draw:style-name="dp2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2a6099" draw:marker-start-width="0.2cm" draw:marker-start-center="false" draw:marker-end-width="0.2cm" draw:marker-end-center="false" draw:fill="solid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5:12:08.850539357</meta:creation-date>
    <dc:date>2025-03-27T00:08:02.108206285</dc:date>
    <meta:editing-duration>PT1H39M32S</meta:editing-duration>
    <meta:editing-cycles>25</meta:editing-cycles>
    <meta:generator>LibreOffice/24.2.6.2$Linux_X86_64 LibreOffice_project/420$Build-2</meta:generator>
    <meta:document-statistic meta:object-count="80"/>
  </office:meta>
</office:document-meta>
</file>